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5f9" officeooo:paragraph-rsid="001475f9"/>
    </style:style>
    <style:style style:name="P2" style:family="paragraph" style:parent-style-name="Standard">
      <style:text-properties officeooo:rsid="001475f9" officeooo:paragraph-rsid="00156e03"/>
    </style:style>
    <style:style style:name="P3" style:family="paragraph" style:parent-style-name="Standard">
      <style:text-properties officeooo:rsid="001475f9" officeooo:paragraph-rsid="001891a6"/>
    </style:style>
    <style:style style:name="P4" style:family="paragraph" style:parent-style-name="Standard">
      <style:text-properties officeooo:rsid="001475f9" officeooo:paragraph-rsid="0020f1f3"/>
    </style:style>
    <style:style style:name="P5" style:family="paragraph" style:parent-style-name="Standard">
      <style:text-properties officeooo:rsid="0015eecb" officeooo:paragraph-rsid="00156e03"/>
    </style:style>
    <style:style style:name="P6" style:family="paragraph" style:parent-style-name="Standard">
      <style:text-properties officeooo:rsid="0015eecb" officeooo:paragraph-rsid="0015eecb"/>
    </style:style>
    <style:style style:name="P7" style:family="paragraph" style:parent-style-name="Standard">
      <style:text-properties officeooo:rsid="0015eecb" officeooo:paragraph-rsid="001891a6"/>
    </style:style>
    <style:style style:name="P8" style:family="paragraph" style:parent-style-name="Standard">
      <style:text-properties officeooo:rsid="001891a6" officeooo:paragraph-rsid="001891a6"/>
    </style:style>
    <style:style style:name="P9" style:family="paragraph" style:parent-style-name="Standard">
      <style:text-properties officeooo:rsid="001d3b27" officeooo:paragraph-rsid="001d3b27"/>
    </style:style>
    <style:style style:name="P10" style:family="paragraph" style:parent-style-name="Standard">
      <style:text-properties officeooo:rsid="001ea614" officeooo:paragraph-rsid="001ea614"/>
    </style:style>
    <style:style style:name="P11" style:family="paragraph" style:parent-style-name="Standard">
      <style:text-properties officeooo:rsid="00200a24" officeooo:paragraph-rsid="00200a24"/>
    </style:style>
    <style:style style:name="P12" style:family="paragraph" style:parent-style-name="Standard">
      <style:text-properties officeooo:rsid="0020f1f3" officeooo:paragraph-rsid="0020f1f3"/>
    </style:style>
    <style:style style:name="P13" style:family="paragraph" style:parent-style-name="Standard">
      <style:text-properties officeooo:rsid="00215cd9" officeooo:paragraph-rsid="00215cd9"/>
    </style:style>
    <style:style style:name="P14" style:family="paragraph" style:parent-style-name="Standard">
      <style:text-properties officeooo:rsid="00224bca" officeooo:paragraph-rsid="00224bca"/>
    </style:style>
    <style:style style:name="P15" style:family="paragraph" style:parent-style-name="Standard">
      <style:text-properties officeooo:rsid="00229370" officeooo:paragraph-rsid="00229370"/>
    </style:style>
    <style:style style:name="P16" style:family="paragraph" style:parent-style-name="Standard">
      <style:text-properties officeooo:rsid="00232bb6" officeooo:paragraph-rsid="00232bb6"/>
    </style:style>
    <style:style style:name="P17" style:family="paragraph" style:parent-style-name="Standard">
      <style:text-properties officeooo:rsid="002424ef" officeooo:paragraph-rsid="002424ef"/>
    </style:style>
    <style:style style:name="P18" style:family="paragraph" style:parent-style-name="Standard">
      <style:text-properties officeooo:rsid="00250efa" officeooo:paragraph-rsid="00250efa"/>
    </style:style>
    <style:style style:name="P19" style:family="paragraph" style:parent-style-name="Standard">
      <style:text-properties officeooo:rsid="00270acc" officeooo:paragraph-rsid="00270acc"/>
    </style:style>
    <style:style style:name="P20" style:family="paragraph" style:parent-style-name="Standard">
      <style:text-properties officeooo:rsid="0029a78c" officeooo:paragraph-rsid="0029a78c"/>
    </style:style>
    <style:style style:name="T1" style:family="text">
      <style:text-properties officeooo:rsid="00156e03"/>
    </style:style>
    <style:style style:name="T2" style:family="text">
      <style:text-properties officeooo:rsid="001891a6"/>
    </style:style>
    <style:style style:name="T3" style:family="text">
      <style:text-properties officeooo:rsid="0020f1f3"/>
    </style:style>
    <style:style style:name="T4" style:family="text">
      <style:text-properties officeooo:rsid="0021634d"/>
    </style:style>
    <style:style style:name="T5" style:family="text">
      <style:text-properties officeooo:rsid="002424ef"/>
    </style:style>
    <style:style style:name="T6" style:family="text">
      <style:text-properties officeooo:rsid="002853a9"/>
    </style:style>
    <style:style style:name="T7" style:family="text">
      <style:text-properties officeooo:rsid="002853a9" fo:background-color="#ffff00" loext:char-shading-value="0"/>
    </style:style>
    <style:style style:name="T8" style:family="text">
      <style:text-properties officeooo:rsid="002b78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 the previous meeting, the <text:span text:style-name="T8">goal </text:span>was to extract disparity using SIFT corner features <text:span text:style-name="T4">and use their disparity to hypothesize on the depth of a certain region</text:span>. <text:span text:style-name="T8">Matching those SIFT features proved to be expensive and yielded sparse results. Lucas-Kanade’s method for extracting optical flow seemed to be a much better choise. In the paper by Tsia [1] disparity was extracted using Lucas-Kanade (LK) method. The function estimateflow in MATLAB uses LK and returns an optical flow image (figure 1). Apart form this method being faster it provided much more dense data compared to the SIFT method I had implemented which is necessary from my application.</text:span></text:p>
      <text:p text:style-name="P13"/>
      <text:p text:style-name="P16">Lucas and Kanade [2] <text:span text:style-name="T5">assumes brightness constancy and that the color of a pixel as the camera shifts stays the same but translates a certain amount, they also assume that the shift of any pixel will be small.</text:span></text:p>
      <text:p text:style-name="P18"/>
      <text:p text:style-name="P18">I of xy at t+1 = I of (x+u)(y+v) at t = I at xy + u derivative or Ix + v derivative or Iy + higher terms</text:p>
      <text:p text:style-name="P17"/>
      <text:p text:style-name="P19">A hill-climber approach to finding the disparity of pixels is suggested in [2] <text:span text:style-name="T6">to speed up the process. The results of that equation are </text:span><text:span text:style-name="T7">shown in figure 1 below</text:span><text:span text:style-name="T6">. </text:span></text:p>
      <text:p text:style-name="P19"/>
      <text:p text:style-name="P19"/>
      <text:p text:style-name="P20">Video that discusses (with code) object tracking using Harris corner detector and Luca-Kanade optical flow <text:a xlink:type="simple" xlink:href="https://www.youtube.com/watch?v=1r8E9uAcn4E" text:style-name="Internet_20_link" text:visited-style-name="Visited_20_Internet_20_Link">https://www.youtube.com/watch?v=1r8E9uAcn4E</text:a> </text:p>
      <text:p text:style-name="P19"/>
      <text:p text:style-name="P19"/>
      <text:p text:style-name="P4"/>
      <text:p text:style-name="P4">The change in object disparity in an image can indicate its depth. If a feature is farther its depth would vary less with the camera motion compared to that of a closer feature. <text:span text:style-name="T3">For this statement to hold a few assumptions have to be made, one main assumption would be </text:span>that the objects are stable <text:span text:style-name="T3">(not mobile) </text:span>or the camera is stable to get a dependable hypothesis on the objects’ depth. </text:p>
      <text:p text:style-name="P4"/>
      <text:p text:style-name="P12">We will assume that camera is parallel to the ground and that the height of the camera does change. </text:p>
      <text:p text:style-name="P4"/>
      <text:p text:style-name="P4">Object occlusion could cause confusion because the method relies on comparing the same feature in consecutive images. This method also assumes that one is able to indicate which objects are the same in consecutive images. </text:p>
      <text:p text:style-name="P1"/>
      <text:p text:style-name="P2">Multiple techniques have been used to identify similar objects in different images. SIFT or SURF features of blobs or edges can be used. Those methods are computationally expensive and produce sparse results. <text:span text:style-name="T1">LKT is a faster way geared towards reducing the pixel value error between two images by shifting patches and minimizing the difference between their pixels by shifting them. </text:span></text:p>
      <text:p text:style-name="P5"/>
      <text:p text:style-name="P6"/>
      <text:p text:style-name="P6"/>
      <text:p text:style-name="P6"/>
      <text:p text:style-name="P3"/>
      <text:p text:style-name="P7">TODO: </text:p>
      <text:p text:style-name="P7"/>
      <text:p text:style-name="P7"><text:tab/>- review second moment matrices. Understand the details on how the LKT works.</text:p>
      <text:p text:style-name="P7"/>
      <text:p text:style-name="P6"/>
      <text:p text:style-name="P8">References: </text:p>
      <text:p text:style-name="P3"><text:span text:style-name="T2">On extracting optical flow: </text:span><text:a xlink:type="simple" xlink:href="https://www.mathworks.com/help/vision/ref/opticalflow.html#bqi5zaf-1" text:style-name="Internet_20_link" text:visited-style-name="Visited_20_Internet_20_Link"><text:span text:style-name="T2">https://www.mathworks.com/help/vision/ref/opticalflow.html#bqi5zaf-1</text:span></text:a><text:span text:style-name="T2">)</text:span></text:p>
      <text:p text:style-name="P7"><text:soft-page-break/></text:p>
      <text:p text:style-name="P7">Optical flow matlab implementation available here: <text:a xlink:type="simple" xlink:href="https://www.mathworks.com/help/vision/ref/opticalflowlk-class.html" text:style-name="Internet_20_link" text:visited-style-name="Visited_20_Internet_20_Link">https://www.mathworks.com/help/vision/ref/opticalflowlk-class.html</text:a> </text:p>
      <text:p text:style-name="P7"/>
      <text:p text:style-name="P8">Video and image sequence usage:</text:p>
      <text:p text:style-name="P8"><text:a xlink:type="simple" xlink:href="http://www.mathworks.com/help/matlab/examples/convert-between-image-sequences-and-video.html" text:style-name="Internet_20_link" text:visited-style-name="Visited_20_Internet_20_Link">http://www.mathworks.com/help/matlab/examples/convert-between-image-sequences-and-video.html</text:a> </text:p>
      <text:p text:style-name="P8"/>
      <text:p text:style-name="P9"><text:a xlink:type="simple" xlink:href="mailto:alex.bowe@getcruise.com" text:style-name="Internet_20_link" text:visited-style-name="Visited_20_Internet_20_Link">alex.bowe@getcruise.com</text:a> </text:p>
      <text:p text:style-name="P9"/>
      <text:p text:style-name="P9"/>
      <text:p text:style-name="P9"/>
      <text:p text:style-name="P9"/>
      <text:p text:style-name="P10"/>
      <text:p text:style-name="P10"/>
      <text:p text:style-name="P10"/>
      <text:p text:style-name="P10"/>
      <text:p text:style-name="P10"/>
      <text:p text:style-name="P16">[2] <text:a xlink:type="simple" xlink:href="https://www.ri.cmu.edu/pub_files/pub3/lucas_bruce_d_1981_1/lucas_bruce_d_1981_1.pdf" text:style-name="Internet_20_link" text:visited-style-name="Visited_20_Internet_20_Link">https://www.ri.cmu.edu/pub_files/pub3/lucas_bruce_d_1981_1/lucas_bruce_d_1981_1.pdf</text:a> </text:p>
      <text:p text:style-name="P10"/>
      <text:p text:style-name="P10"/>
      <text:p text:style-name="P10"/>
      <text:p text:style-name="P10"/>
      <text:p text:style-name="P10"/>
      <text:p text:style-name="P10"/>
      <text:p text:style-name="P10"/>
      <text:p text:style-name="P10"/>
      <text:p text:style-name="P11">Now to determine whether a point is on the plane: </text:p>
      <text:p text:style-name="P11"/>
      <text:p text:style-name="P11">get equation of plan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urkish embassy chicago general questions phone: 18885667656</text:p>
      <text:p text:style-name="P14"/>
      <text:p text:style-name="P15">website <text:a xlink:type="simple" xlink:href="https://www.embassypages.com/missions/embassy25114/" text:style-name="Internet_20_link" text:visited-style-name="Visited_20_Internet_20_Link">https://www.embassypages.com/missions/embassy25114/</text:a> </text:p>
      <text:p text:style-name="P14"/>
      <text:p text:style-name="P14">I am Lebanese, what do I need to get a vi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2:18:36.230600233</meta:creation-date>
    <meta:generator>LibreOffice/5.1.6.2$Linux_X86_64 LibreOffice_project/10m0$Build-2</meta:generator>
    <dc:date>2018-05-05T18:32:40.927956693</dc:date>
    <meta:editing-duration>PT21H25M56S</meta:editing-duration>
    <meta:editing-cycles>8</meta:editing-cycles>
    <meta:document-statistic meta:table-count="0" meta:image-count="0" meta:object-count="0" meta:page-count="3" meta:paragraph-count="23" meta:word-count="472" meta:character-count="3151" meta:non-whitespace-character-count="2685"/>
  </office:meta>
</office:document-meta>
</file>